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 fo:text-indent="0.5555in"/>
    </style:style>
  </office:automatic-styles>
  <office:body>
    <office:text text:use-soft-page-breaks="true">
      <text:p text:style-name="P1">The dataset<text:s/>we<text:s/>are going to analyze<text:s/>is from<text:s/>‘2013 Graduates Occupational Mobility Survey in Korea'<text:s/>researched<text:s/>by<text:s/>Korea Employment Information Service.<text:s/>The reason why we choose this dataset is that we want to know what factor has close relationship with<text:s/>Graduates’<text:s/>job employment.<text:s/>To<text:s/>find out the relationship, we choose<text:s/>five factors<text:s/>with<text:s/>5273<text:s/>observations<text:s/>among hundreds of variables in the raw data; GENDER, AGE, GPA, ENG_SCORE and INTERN_DUMMY.<text:s/>In details,<text:s/>factor<text:s/>'GENDER' is one of what we want to seek. In Korea, sexual discrimination in employment field is severe. We assume that so called<text:s/>'Glass Ceiling' can affect when getting a job in Korea. Therefore, we pick<text:s/>1 as male, and 0 as female in gender variables.<text:s/>‘GPA’<text:s/>is students'<text:s/>grades so it is essential source for entering company.<text:s/>'ENG_SCORE' variable is Certified English Test including TOEIC, TOEFL PBT·CBT·IBT, and TEPS which is converted by standard criteria.<text:s/>‘AGE’<text:s/>variable is<text:s/>Korean birth standard.<text:s/>This factor influences employment field.<text:s/>Because we consider that<text:s/>internship experience<text:s/>can affects employment, factor 'INTERN_DUMMY'<text:s/>is<text:s/>also included in our dataset. The value '1' means the graduate student who has internship experience, and the other is opposite.<text:s/>From now with these five variables,<text:s/>we will analyze the effects to<text:s/>job<text:s/>employ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김소연</meta:initial-creator>
    <dc:creator>Local</dc:creator>
    <meta:creation-date>2015-07-06T01:44:00Z</meta:creation-date>
    <dc:date>2015-07-06T01:44:00Z</dc:date>
    <meta:template xlink:href="Normal.dotm" xlink:type="simple"/>
    <meta:editing-cycles>2</meta:editing-cycles>
    <meta:editing-duration>PT0S</meta:editing-duration>
    <meta:document-statistic meta:page-count="1" meta:paragraph-count="2" meta:word-count="196" meta:character-count="1313" meta:row-count="9" meta:non-whitespace-character-count="1119"/>
  </office:meta>
</office:document-meta>
</file>